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691" officeooo:paragraph-rsid="00160691"/>
    </style:style>
    <style:style style:name="P2" style:family="paragraph" style:parent-style-name="Standard">
      <style:paragraph-properties fo:text-align="center" style:justify-single-word="false"/>
      <style:text-properties officeooo:rsid="00160691" officeooo:paragraph-rsid="00184231"/>
    </style:style>
    <style:style style:name="P3" style:family="paragraph" style:parent-style-name="Standard">
      <style:paragraph-properties fo:text-align="start" style:justify-single-word="false"/>
      <style:text-properties officeooo:rsid="00160691" officeooo:paragraph-rsid="00160691"/>
    </style:style>
    <style:style style:name="P4" style:family="paragraph" style:parent-style-name="Standard">
      <style:paragraph-properties fo:text-align="start" style:justify-single-word="false"/>
      <style:text-properties officeooo:rsid="00160691" officeooo:paragraph-rsid="00184231"/>
    </style:style>
    <style:style style:name="P5" style:family="paragraph" style:parent-style-name="Standard">
      <style:text-properties officeooo:rsid="00160691" officeooo:paragraph-rsid="00184231"/>
    </style:style>
    <style:style style:name="P6" style:family="paragraph" style:parent-style-name="Standard">
      <style:paragraph-properties fo:text-align="start" style:justify-single-word="false"/>
      <style:text-properties officeooo:paragraph-rsid="001f7341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60691" officeooo:paragraph-rsid="00160691"/>
    </style:style>
    <style:style style:name="P8" style:family="paragraph" style:parent-style-name="Standard">
      <style:paragraph-properties fo:text-align="start" style:justify-single-word="false"/>
      <style:text-properties officeooo:rsid="001e1be6" officeooo:paragraph-rsid="001e1be6"/>
    </style:style>
    <style:style style:name="T1" style:family="text">
      <style:text-properties officeooo:rsid="00160691"/>
    </style:style>
    <style:style style:name="T2" style:family="text">
      <style:text-properties style:font-name="Consolas" fo:font-size="10pt" style:font-size-asian="10pt" fo:background-color="#e8f2fe"/>
    </style:style>
    <style:style style:name="T3" style:family="text">
      <style:text-properties officeooo:rsid="00184231"/>
    </style:style>
    <style:style style:name="T4" style:family="text">
      <style:text-properties fo:font-size="10pt" officeooo:rsid="00184231" style:font-size-asian="10pt" fo:background-color="#e8f2fe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officeooo:rsid="001e94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dium Cases</text:p>
      <text:p text:style-name="P3"/>
      <text:p text:style-name="P3">Normal ASTAR:</text:p>
      <text:p text:style-name="P3"><text:span text:style-name="T2"><text:tab/>Time to solve: 0.277 | States enqueued: 68638 | Number of steps it took: 29</text:span></text:p>
      <text:p text:style-name="P3"><text:span text:style-name="T2"><text:tab/>Time to solve: 0.504 | States enqueued: 143161 | Number of steps it took: 30</text:span></text:p>
      <text:p text:style-name="P3"><text:span text:style-name="T2"><text:tab/>Time to solve: 0.217 | States enqueued: 67446 | Number of steps it took: 29</text:span></text:p>
      <text:p text:style-name="P3"><text:span text:style-name="T2"><text:tab/>Time to solve: 0.289 | States enqueued: 90366 | Number of steps it took: 32</text:span></text:p>
      <text:p text:style-name="P3"><text:span text:style-name="T2"><text:tab/>Time to solve: 2.485 | States enqueued: 638459 | Number of steps it took: 34</text:span></text:p>
      <text:p text:style-name="P7"><text:span text:style-name="T4"/></text:p>
      <text:p text:style-name="P5"><text:span text:style-name="T3">Modded ASTAR:</text:span></text:p>
      <text:p text:style-name="P5"><text:span text:style-name="T5"><text:tab/>Time to solve: 0.273 | States enqueued: 38972 | Number of steps it took: 29 | <text:tab/>Duplicates: 2295 | Better states: 294</text:span></text:p>
      <text:p text:style-name="P5"><text:span text:style-name="T5"><text:tab/>Time to solve: 0.665 | States enqueued: 77940 | Number of steps it took: 30 | <text:tab/>Duplicates: 5381 | Better states: 987</text:span></text:p>
      <text:p text:style-name="P5"><text:span text:style-name="T5"><text:tab/>Time to solve: 0.077 | States enqueued: 20428 | Number of steps it took: 29 | <text:tab/>Duplicates: 961 | Better states: 1080</text:span></text:p>
      <text:p text:style-name="P5"><text:span text:style-name="T5"><text:tab/>Time to solve: 0.495 | States enqueued: 70173 | Number of steps it took: 32 | <text:tab/>Duplicates: 4559 | Better states: 1781</text:span></text:p>
      <text:p text:style-name="P5"><text:span text:style-name="T5"><text:tab/>Time to solve: 0.421 | States enqueued: 71077 | Number of steps it took: 33 | <text:tab/>Duplicates: 4274 | Better states: 2407</text:span></text:p>
      <text:p text:style-name="P5"><text:span text:style-name="T5"><text:tab/>Time to solve: 4.497 | States enqueued: 230388 | Number of steps it took: 34 | <text:tab/>Duplicates: 17703 | Better states: 5009</text:span></text:p>
      <text:p text:style-name="P5"/>
      <text:p text:style-name="P5"/>
      <text:p text:style-name="P2"><text:span text:style-name="T3">Large Cases</text:span></text:p>
      <text:p text:style-name="P4"><text:span text:style-name="T3">Normal ASTAR:</text:span></text:p>
      <text:p text:style-name="P4"><text:span text:style-name="T2"><text:tab/>Time to solve: 4.415 | States enqueued: 1046887 | Number of steps it took: 35</text:span></text:p>
      <text:p text:style-name="P4"><text:span text:style-name="T2"><text:tab/>Time to solve: 24.067 | States enqueued: 4908426 | Number of steps it took: 38</text:span></text:p>
      <text:p text:style-name="P4"><text:span text:style-name="T2"><text:tab/>Time to solve: 4.714 | States enqueued: 1048816 | Number of steps it took: 34</text:span></text:p>
      <text:p text:style-name="P4"><text:span text:style-name="T2"><text:tab/>Time to solve: 9.422 | States enqueued: 2141790 | Number of steps it took: 37</text:span></text:p>
      <text:p text:style-name="P4"><text:span text:style-name="T2"><text:tab/>Time to solve: 9.334 | States enqueued: 2365886 | Number of steps it took: 40</text:span></text:p>
      <text:p text:style-name="P4"><text:span text:style-name="T2"><text:tab/>Time to solve: 8.451 | States enqueued: 2084136 | Number of steps it took: 44</text:span></text:p>
      <text:p text:style-name="P4"><text:span text:style-name="T2"><text:tab/>Time to solve: 4.579 | States enqueued: 1208168 | Number of steps it took: 46</text:span></text:p>
      <text:p text:style-name="P4"/>
      <text:p text:style-name="P4"><text:span text:style-name="T3">Modded ASTAR:</text:span><text:tab/></text:p>
      <text:p text:style-name="P4"><text:tab/><text:span text:style-name="T5">Time to solve: 5.004 | States enqueued: 291295 | Number of steps it took: 35 | <text:tab/>Duplicates: 20131 | Better states: 2233</text:span></text:p>
      <text:p text:style-name="P4"><text:span text:style-name="T5"><text:tab/>Time to solve: 77.289 | States enqueued: 1153960 | Number of steps it took: 38 | <text:tab/>Duplicates: 102563 | Better states: 14277</text:span></text:p>
      <text:p text:style-name="P6"><text:span text:style-name="T1"><text:tab/></text:span><text:span text:style-name="T5">Time to solve: 6.925 | States enqueued: 297930 | Number of steps it took: 34 | <text:tab/>Duplicates: 21462 | Better states: 16784</text:span><text:span text:style-name="T1"><text:tab/></text:span></text:p>
      <text:p text:style-name="P4"><text:tab/><text:span text:style-name="T5">Time to solve: 38.575 | States enqueued: 740979 | Number of steps it took: 37 | <text:tab/>Duplicates: 62133 | Better states: 24168<text:tab/></text:span></text:p>
      <text:p text:style-name="P4"><text:span text:style-name="T5"><text:tab/>Time to solve: 128.042 | States enqueued: 1202718 | Number of steps it took: 40 | <text:tab/>Duplicates: 117387 | Better states: 43250</text:span></text:p>
      <text:p text:style-name="P4"><text:tab/><text:span text:style-name="T5">Time to solve: 85.495 | States enqueued: 1140609 | Number of steps it took: 44 | <text:tab/>Duplicates: 80717 | Better states: 57169</text:span></text:p>
      <text:p text:style-name="P4"><text:tab/><text:span text:style-name="T5">Time to solve: 145.323 | States enqueued: 1173749 | Number of steps it took: 46 | <text:tab/>Duplicates: 85901 | Better states: 75346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8"><text:soft-page-break/></text:p>
      <text:p text:style-name="P8"/>
      <text:p text:style-name="P8">The time to execute grew with the modded version of astar, which makes sense due to the fact that we are performing a check on every board configuration to determine if we have seen it or not. Also if the state is a new state then it is added to a hash map which could, most likely, be something of an enormous size that we have to keep track of. Due to the hashmap most likely having such a large size, the speed of this modded astar will depend heavily on the quality of the overriden hashCode so as to avoid collisions as much as possible. That being said I believe the hashCode that I provided in this homework has much room for improvement. <text:span text:style-name="T6">Also I believe that the vast difference in time to run on large cases is due to a poor hashCo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56:19.773000000</meta:creation-date>
    <dc:date>2016-02-22T20:13:59.096000000</dc:date>
    <meta:editing-duration>PT17M38S</meta:editing-duration>
    <meta:editing-cycles>10</meta:editing-cycles>
    <meta:generator>LibreOffice/5.1.0.3$Windows_x86 LibreOffice_project/5e3e00a007d9b3b6efb6797a8b8e57b51ab1f737</meta:generator>
    <meta:document-statistic meta:table-count="0" meta:image-count="0" meta:object-count="0" meta:page-count="2" meta:paragraph-count="32" meta:word-count="622" meta:character-count="3315" meta:non-whitespace-character-count="2684"/>
  </office:meta>
</office:document-meta>
</file>